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9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39"/>
    <style:style style:name="ce10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41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2pt" style:font-size-asian="12pt" style:font-size-complex="12pt"/>
    </style:style>
    <style:style style:name="ce33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Default" style:data-style-name="N40"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4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38" style:family="table-cell" style:parent-style-name="Default" style:data-style-name="N40"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6.61458333333333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6.0325cm"/>
    </style:style>
    <style:style style:name="co13" style:family="table-column">
      <style:table-column-properties fo:break-before="auto" style:column-width="6.69395833333333cm"/>
    </style:style>
    <style:style style:name="co14" style:family="table-column">
      <style:table-column-properties fo:break-before="auto" style:column-width="4.1275cm"/>
    </style:style>
    <style:style style:name="co15" style:family="table-column">
      <style:table-column-properties fo:break-before="auto" style:column-width="6.05895833333333cm"/>
    </style:style>
    <style:style style:name="co16" style:family="table-column">
      <style:table-column-properties fo:break-before="auto" style:column-width="5.87375cm"/>
    </style:style>
    <style:style style:name="co17" style:family="table-column">
      <style:table-column-properties fo:break-before="auto" style:column-width="3.28083333333333cm"/>
    </style:style>
    <style:style style:name="co18" style:family="table-column">
      <style:table-column-properties fo:break-before="auto" style:column-width="6.429375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2.460625cm" style:use-optimal-column-width="true"/>
    </style:style>
    <style:style style:name="co22" style:family="table-column">
      <style:table-column-properties fo:break-before="auto" style:column-width="1.29645833333333cm" style:use-optimal-column-width="true"/>
    </style:style>
    <style:style style:name="co23" style:family="table-column">
      <style:table-column-properties fo:break-before="auto" style:column-width="1.24354166666667cm" style:use-optimal-column-width="true"/>
    </style:style>
    <style:style style:name="co24" style:family="table-column">
      <style:table-column-properties fo:break-before="auto" style:column-width="2.51354166666667cm" style:use-optimal-column-width="true"/>
    </style:style>
    <style:style style:name="co25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style-name="ce2">
            <text:p>Mode</text:p>
          </table:table-cell>
          <table:table-cell office:value-type="string" table:number-columns-spanned="3" table:number-rows-spanned="1" table:style-name="ce17">
            <text:p>Register Bits</text:p>
          </table:table-cell>
          <table:covered-table-cell table:number-columns-repeated="2"/>
          <table:table-cell table:number-columns-repeated="1017" table:style-name="ce3"/>
          <table:table-cell table:number-columns-repeated="15363" table:style-name="ce1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string" table:style-name="ce5">
            <text:p>7: Nowlin Mode</text:p>
          </table:table-cell>
          <table:table-cell office:value-type="string" table:style-name="ce6">
            <text:p>6-4: Test point signal select</text:p>
          </table:table-cell>
          <table:table-cell office:value-type="string" table:style-name="ce6">
            <text:p>3-0: Programmable capacitor bus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string" table:style-name="ce6">
            <text:p>5: Lockout Mode</text:p>
          </table:table-cell>
          <table:table-cell office:value-type="string" table:style-name="ce6">
            <text:p>4-2: AGND voltage trim</text:p>
          </table:table-cell>
          <table:table-cell office:value-type="string" table:style-name="ce6">
            <text:p>1-0: oneshot width selec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string" table:style-name="ce6">
            <text:p>6: unused</text:p>
          </table:table-cell>
          <table:table-cell office:value-type="string" table:style-name="ce6">
            <text:p>5: Lockout enable</text:p>
          </table:table-cell>
          <table:table-cell office:value-type="string" table:style-name="ce6">
            <text:p>4-0: Lockout DAC inpu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string" table:style-name="ce4">
            <text:p>0110*</text:p>
          </table:table-cell>
          <table:table-cell office:value-type="string" table:style-name="ce6">
            <text:p>6: Channel enable</text:p>
          </table:table-cell>
          <table:table-cell office:value-type="string" table:style-name="ce6">
            <text:p>5: Leading edge DAC polarity</text:p>
          </table:table-cell>
          <table:table-cell office:value-type="string" table:style-name="ce6">
            <text:p>4-0: Leading edge DAC input</text:p>
          </table:table-cell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string" table:number-columns-spanned="3" table:number-rows-spanned="1" table:style-name="ce18">
            <text:p>N/A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office:value-type="string" table:style-name="ce8">
            <text:p>1xxx</text:p>
          </table:table-cell>
          <table:table-cell office:value-type="string" table:number-columns-spanned="3" table:number-rows-spanned="1" table:style-name="ce19">
            <text:p>sends data to all registers of mode 'xxx' regardless of address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2">
          <table:table-cell table:style-name="ce8"/>
          <table:table-cell office:value-type="string" table:number-columns-spanned="3" table:number-rows-spanned="1" table:style-name="ce19">
            <text:p>*A register of this mode is located in each signal channel</text:p>
          </table:table-cell>
          <table:covered-table-cell table:number-columns-repeated="2"/>
          <table:table-cell table:number-columns-repeated="1018" table:style-name="ce7"/>
          <table:table-cell table:number-columns-repeated="15362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10">
            <text:p>Test Point Sel</text:p>
          </table:table-cell>
          <table:table-cell office:value-type="string" table:style-name="ce2">
            <text:p>Test Point Node</text:p>
          </table:table-cell>
          <table:table-cell table:number-columns-repeated="16382" table:style-name="ce3"/>
        </table:table-row>
        <table:table-row table:style-name="ro2">
          <table:table-cell office:value-type="float" office:value="0" table:style-name="ce11">
            <text:p>000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2">
          <table:table-cell office:value-type="float" office:value="1" table:style-name="ce11">
            <text:p>001</text:p>
          </table:table-cell>
          <table:table-cell office:value-type="string" table:style-name="ce6">
            <text:p>lockout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0" table:style-name="ce11">
            <text:p>010</text:p>
          </table:table-cell>
          <table:table-cell office:value-type="string" table:style-name="ce6">
            <text:p>leading edge detector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" table:style-name="ce11">
            <text:p>011</text:p>
          </table:table-cell>
          <table:table-cell office:value-type="string" table:style-name="ce6">
            <text:p>oneshot input</text:p>
          </table:table-cell>
          <table:table-cell table:number-columns-repeated="16382" table:style-name="ce7"/>
        </table:table-row>
        <table:table-row table:style-name="ro2">
          <table:table-cell office:value-type="float" office:value="100" table:style-name="ce11">
            <text:p>100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2">
          <table:table-cell office:value-type="float" office:value="101" table:style-name="ce11">
            <text:p>101</text:p>
          </table:table-cell>
          <table:table-cell office:value-type="string" table:style-name="ce6">
            <text:p>oneshot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0" table:style-name="ce11">
            <text:p>110</text:p>
          </table:table-cell>
          <table:table-cell office:value-type="string" table:style-name="ce6">
            <text:p>zero crossing detector pulse</text:p>
          </table:table-cell>
          <table:table-cell table:number-columns-repeated="16382" table:style-name="ce7"/>
        </table:table-row>
        <table:table-row table:style-name="ro2">
          <table:table-cell office:value-type="float" office:value="111" table:style-name="ce11">
            <text:p>111</text:p>
          </table:table-cell>
          <table:table-cell office:value-type="string" table:style-name="ce6">
            <text:p>AVSS</text:p>
          </table:table-cell>
          <table:table-cell table:number-columns-repeated="16382" table:style-name="ce7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12">
            <text:p>Trim Bits</text:p>
          </table:table-cell>
          <table:table-cell office:value-type="string" table:style-name="ce3">
            <text:p>AGND voltage</text:p>
          </table:table-cell>
          <table:table-cell table:number-columns-repeated="16382" table:style-name="ce3"/>
        </table:table-row>
        <table:table-row table:style-name="ro3">
          <table:table-cell office:value-type="float" office:value="0" table:style-name="ce13">
            <text:p>000</text:p>
          </table:table-cell>
          <table:table-cell office:value-type="string" table:style-name="ce14">
            <text:p>1.37 V</text:p>
          </table:table-cell>
          <table:table-cell table:number-columns-repeated="16382"/>
        </table:table-row>
        <table:table-row table:style-name="ro3">
          <table:table-cell office:value-type="float" office:value="1" table:style-name="ce13">
            <text:p>001</text:p>
          </table:table-cell>
          <table:table-cell office:value-type="string" table:style-name="ce14">
            <text:p>1.41 V</text:p>
          </table:table-cell>
          <table:table-cell table:number-columns-repeated="16382"/>
        </table:table-row>
        <table:table-row table:style-name="ro3">
          <table:table-cell office:value-type="float" office:value="10" table:style-name="ce13">
            <text:p>010</text:p>
          </table:table-cell>
          <table:table-cell office:value-type="string" table:style-name="ce14">
            <text:p>1.46 V</text:p>
          </table:table-cell>
          <table:table-cell table:number-columns-repeated="16382"/>
        </table:table-row>
        <table:table-row table:style-name="ro3">
          <table:table-cell office:value-type="float" office:value="11" table:style-name="ce13">
            <text:p>011</text:p>
          </table:table-cell>
          <table:table-cell office:value-type="string" table:style-name="ce14">
            <text:p>1.5 V</text:p>
          </table:table-cell>
          <table:table-cell table:number-columns-repeated="16382"/>
        </table:table-row>
        <table:table-row table:style-name="ro3">
          <table:table-cell office:value-type="float" office:value="100" table:style-name="ce13">
            <text:p>100</text:p>
          </table:table-cell>
          <table:table-cell office:value-type="string" table:style-name="ce14">
            <text:p>1.52 V</text:p>
          </table:table-cell>
          <table:table-cell table:number-columns-repeated="16382"/>
        </table:table-row>
        <table:table-row table:style-name="ro3">
          <table:table-cell office:value-type="float" office:value="101" table:style-name="ce13">
            <text:p>101</text:p>
          </table:table-cell>
          <table:table-cell table:style-name="ce14"/>
          <table:table-cell table:number-columns-repeated="16382"/>
        </table:table-row>
        <table:table-row table:style-name="ro3">
          <table:table-cell office:value-type="float" office:value="110" table:style-name="ce13">
            <text:p>110</text:p>
          </table:table-cell>
          <table:table-cell table:style-name="ce14"/>
          <table:table-cell table:number-columns-repeated="16382"/>
        </table:table-row>
        <table:table-row table:style-name="ro3">
          <table:table-cell office:value-type="float" office:value="111" table:style-name="ce13">
            <text:p>111</text:p>
          </table:table-cell>
          <table:table-cell table:style-name="ce14"/>
          <table:table-cell table:number-columns-repeated="16382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2">
            <text:p>P-CAP Bus</text:p>
          </table:table-cell>
          <table:table-cell office:value-type="string" table:style-name="ce2">
            <text:p>Capacitance</text:p>
          </table:table-cell>
          <table:table-cell office:value-type="string" table:style-name="ce2">
            <text:p>Time Constant (short)</text:p>
          </table:table-cell>
          <table:table-cell office:value-type="string" table:style-name="ce2">
            <text:p>Time Constant (long)</text:p>
          </table:table-cell>
          <table:table-cell table:number-columns-repeated="16380" table:style-name="ce3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float" office:value="0.5" table:style-name="ce15">
            <text:p>0.5 pF</text:p>
          </table:table-cell>
          <table:table-cell office:value-type="float" office:value="1" table:style-name="ce16">
            <text:p>1.0 nsec</text:p>
          </table:table-cell>
          <table:table-cell office:value-type="float" office:value="12" table:style-name="ce16">
            <text:p>1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float" office:value="1" table:formula="of:=[.B36]+0.5" table:style-name="ce15">
            <text:p>1.0 pF</text:p>
          </table:table-cell>
          <table:table-cell office:value-type="float" office:value="2" table:formula="of:= [.C36]+1" table:style-name="ce16">
            <text:p>2.0 nsec</text:p>
          </table:table-cell>
          <table:table-cell office:value-type="float" office:value="24" table:formula="of:= [.D36]+[.D$36]" table:style-name="ce16">
            <text:p>2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float" office:value="1.5" table:formula="of:=[.B37]+0.5" table:style-name="ce15">
            <text:p>1.5 pF</text:p>
          </table:table-cell>
          <table:table-cell office:value-type="float" office:value="3" table:formula="of:= [.C37]+1" table:style-name="ce16">
            <text:p>3.0 nsec</text:p>
          </table:table-cell>
          <table:table-cell office:value-type="float" office:value="36" table:formula="of:= [.D37]+[.D$36]" table:style-name="ce16">
            <text:p>3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float" office:value="2" table:formula="of:=[.B38]+0.5" table:style-name="ce15">
            <text:p>2.0 pF</text:p>
          </table:table-cell>
          <table:table-cell office:value-type="float" office:value="4" table:formula="of:= [.C38]+1" table:style-name="ce16">
            <text:p>4.0 nsec</text:p>
          </table:table-cell>
          <table:table-cell office:value-type="float" office:value="48" table:formula="of:= [.D38]+[.D$36]" table:style-name="ce16">
            <text:p>4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float" office:value="2.5" table:formula="of:=[.B39]+0.5" table:style-name="ce15">
            <text:p>2.5 pF</text:p>
          </table:table-cell>
          <table:table-cell office:value-type="float" office:value="5" table:formula="of:= [.C39]+1" table:style-name="ce16">
            <text:p>5.0 nsec</text:p>
          </table:table-cell>
          <table:table-cell office:value-type="float" office:value="60" table:formula="of:= [.D39]+[.D$36]" table:style-name="ce16">
            <text:p>6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float" office:value="3" table:formula="of:=[.B40]+0.5" table:style-name="ce15">
            <text:p>3.0 pF</text:p>
          </table:table-cell>
          <table:table-cell office:value-type="float" office:value="6" table:formula="of:= [.C40]+1" table:style-name="ce16">
            <text:p>6.0 nsec</text:p>
          </table:table-cell>
          <table:table-cell office:value-type="float" office:value="72" table:formula="of:= [.D40]+[.D$36]" table:style-name="ce16">
            <text:p>7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" table:style-name="ce4">
            <text:p>0110</text:p>
          </table:table-cell>
          <table:table-cell office:value-type="float" office:value="3.5" table:formula="of:=[.B41]+0.5" table:style-name="ce15">
            <text:p>3.5 pF</text:p>
          </table:table-cell>
          <table:table-cell office:value-type="float" office:value="7" table:formula="of:= [.C41]+1" table:style-name="ce16">
            <text:p>7.0 nsec</text:p>
          </table:table-cell>
          <table:table-cell office:value-type="float" office:value="84" table:formula="of:= [.D41]+[.D$36]" table:style-name="ce16">
            <text:p>8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float" office:value="4" table:formula="of:=[.B42]+0.5" table:style-name="ce15">
            <text:p>4.0 pF</text:p>
          </table:table-cell>
          <table:table-cell office:value-type="float" office:value="8" table:formula="of:= [.C42]+1" table:style-name="ce16">
            <text:p>8.0 nsec</text:p>
          </table:table-cell>
          <table:table-cell office:value-type="float" office:value="96" table:formula="of:= [.D42]+[.D$36]" table:style-name="ce16">
            <text:p>9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float" office:value="4.5" table:formula="of:=[.B43]+0.5" table:style-name="ce15">
            <text:p>4.5 pF</text:p>
          </table:table-cell>
          <table:table-cell office:value-type="float" office:value="9" table:formula="of:= [.C43]+1" table:style-name="ce16">
            <text:p>9.0 nsec</text:p>
          </table:table-cell>
          <table:table-cell office:value-type="float" office:value="108" table:formula="of:= [.D43]+[.D$36]" table:style-name="ce16">
            <text:p>10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float" office:value="5" table:formula="of:=[.B44]+0.5" table:style-name="ce15">
            <text:p>5.0 pF</text:p>
          </table:table-cell>
          <table:table-cell office:value-type="float" office:value="10" table:formula="of:= [.C44]+1" table:style-name="ce16">
            <text:p>10.0 nsec</text:p>
          </table:table-cell>
          <table:table-cell office:value-type="float" office:value="120" table:formula="of:= [.D44]+[.D$36]" table:style-name="ce16">
            <text:p>12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float" office:value="5.5" table:formula="of:=[.B45]+0.5" table:style-name="ce15">
            <text:p>5.5 pF</text:p>
          </table:table-cell>
          <table:table-cell office:value-type="float" office:value="11" table:formula="of:= [.C45]+1" table:style-name="ce16">
            <text:p>11.0 nsec</text:p>
          </table:table-cell>
          <table:table-cell office:value-type="float" office:value="132" table:formula="of:= [.D45]+[.D$36]" table:style-name="ce16">
            <text:p>132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float" office:value="6" table:formula="of:=[.B46]+0.5" table:style-name="ce15">
            <text:p>6.0 pF</text:p>
          </table:table-cell>
          <table:table-cell office:value-type="float" office:value="12" table:formula="of:= [.C46]+1" table:style-name="ce16">
            <text:p>12.0 nsec</text:p>
          </table:table-cell>
          <table:table-cell office:value-type="float" office:value="144" table:formula="of:= [.D46]+[.D$36]" table:style-name="ce16">
            <text:p>144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float" office:value="6.5" table:formula="of:=[.B47]+0.5" table:style-name="ce15">
            <text:p>6.5 pF</text:p>
          </table:table-cell>
          <table:table-cell office:value-type="float" office:value="13" table:formula="of:= [.C47]+1" table:style-name="ce16">
            <text:p>13.0 nsec</text:p>
          </table:table-cell>
          <table:table-cell office:value-type="float" office:value="156" table:formula="of:= [.D47]+[.D$36]" table:style-name="ce16">
            <text:p>156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float" office:value="7" table:formula="of:=[.B48]+0.5" table:style-name="ce15">
            <text:p>7.0 pF</text:p>
          </table:table-cell>
          <table:table-cell office:value-type="float" office:value="14" table:formula="of:= [.C48]+1" table:style-name="ce16">
            <text:p>14.0 nsec</text:p>
          </table:table-cell>
          <table:table-cell office:value-type="float" office:value="168" table:formula="of:= [.D48]+[.D$36]" table:style-name="ce16">
            <text:p>168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float" office:value="7.5" table:formula="of:=[.B49]+0.5" table:style-name="ce15">
            <text:p>7.5 pF</text:p>
          </table:table-cell>
          <table:table-cell office:value-type="float" office:value="15" table:formula="of:= [.C49]+1" table:style-name="ce16">
            <text:p>15.0 nsec</text:p>
          </table:table-cell>
          <table:table-cell office:value-type="float" office:value="180" table:formula="of:= [.D49]+[.D$36]" table:style-name="ce16">
            <text:p>180.0 nsec</text:p>
          </table:table-cell>
          <table:table-cell table:number-columns-repeated="16380" table:style-name="ce7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float" office:value="8" table:formula="of:=[.B50]+0.5" table:style-name="ce15">
            <text:p>8.0 pF</text:p>
          </table:table-cell>
          <table:table-cell office:value-type="float" office:value="16" table:formula="of:= [.C50]+1" table:style-name="ce16">
            <text:p>16.0 nsec</text:p>
          </table:table-cell>
          <table:table-cell office:value-type="float" office:value="192" table:formula="of:= [.D50]+[.D$36]" table:style-name="ce16">
            <text:p>192.0 nsec</text:p>
          </table:table-cell>
          <table:table-cell table:number-columns-repeated="16380" table:style-name="ce7"/>
        </table:table-row>
        <table:table-row table:number-rows-repeated="1048525" table:style-name="ro3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ode Bits</text:p>
          </table:table-cell>
          <table:table-cell office:value-type="string" table:style-name="ce2">
            <text:p>Register Size</text:p>
          </table:table-cell>
          <table:table-cell office:value-type="string" table:number-columns-spanned="3" table:number-rows-spanned="1" table:style-name="ce39">
            <text:p>Bits</text:p>
          </table:table-cell>
          <table:covered-table-cell table:number-columns-repeated="2"/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0" table:style-name="ce4">
            <text:p>0000</text:p>
          </table:table-cell>
          <table:table-cell office:value-type="float" office:value="8" table:style-name="ce22">
            <text:p>8</text:p>
          </table:table-cell>
          <table:table-cell office:value-type="string" table:style-name="ce23">
            <text:p>7: Nowlin Mode</text:p>
          </table:table-cell>
          <table:table-cell office:value-type="string" table:style-name="ce23">
            <text:p>6-4: Test point signal select</text:p>
          </table:table-cell>
          <table:table-cell office:value-type="string" table:style-name="ce23">
            <text:p>3-0: Programmable capacitor bus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" table:style-name="ce4">
            <text:p>0001</text:p>
          </table:table-cell>
          <table:table-cell office:value-type="float" office:value="8" table:style-name="ce22">
            <text:p>8</text:p>
          </table:table-cell>
          <table:table-cell office:value-type="string" table:style-name="ce23">
            <text:p>7: unused</text:p>
          </table:table-cell>
          <table:table-cell office:value-type="string" table:style-name="ce23">
            <text:p>6: Lockout Mode</text:p>
          </table:table-cell>
          <table:table-cell office:value-type="string" table:style-name="ce23">
            <text:p>5-3: AGND voltage trim</text:p>
          </table:table-cell>
          <table:table-cell office:value-type="string" table:style-name="ce24">
            <text:p>2-0: oneshot width select</text:p>
          </table:table-cell>
          <table:table-cell table:style-name="ce21"/>
          <table:table-cell table:number-columns-repeated="16377"/>
        </table:table-row>
        <table:table-row table:style-name="ro2">
          <table:table-cell office:value-type="float" office:value="10" table:style-name="ce4">
            <text:p>0010</text:p>
          </table:table-cell>
          <table:table-cell office:value-type="string" table:style-name="ce22">
            <text:p>unused</text:p>
          </table:table-cell>
          <table:table-cell office:value-type="string" table:number-columns-spanned="3" table:number-rows-spanned="1" table:style-name="ce40">
            <text:p>N/A</text:p>
          </table:table-cell>
          <table:covered-table-cell table:number-columns-repeated="2"/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1" table:style-name="ce4">
            <text:p>0011</text:p>
          </table:table-cell>
          <table:table-cell office:value-type="string" table:style-name="ce22">
            <text:p>unused</text:p>
          </table:table-cell>
          <table:table-cell office:value-type="string" table:number-columns-spanned="3" table:number-rows-spanned="1" table:style-name="ce40">
            <text:p>N/A</text:p>
          </table:table-cell>
          <table:covered-table-cell table:number-columns-repeated="2"/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00" table:style-name="ce4">
            <text:p>0100</text:p>
          </table:table-cell>
          <table:table-cell office:value-type="string" table:style-name="ce22">
            <text:p>unused</text:p>
          </table:table-cell>
          <table:table-cell office:value-type="string" table:number-columns-spanned="3" table:number-rows-spanned="1" table:style-name="ce40">
            <text:p>N/A</text:p>
          </table:table-cell>
          <table:covered-table-cell table:number-columns-repeated="2"/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01" table:style-name="ce4">
            <text:p>0101</text:p>
          </table:table-cell>
          <table:table-cell office:value-type="float" office:value="7" table:style-name="ce22">
            <text:p>7</text:p>
          </table:table-cell>
          <table:table-cell office:value-type="string" table:style-name="ce23">
            <text:p>6: unused</text:p>
          </table:table-cell>
          <table:table-cell office:value-type="string" table:style-name="ce23">
            <text:p>5: Lockout enable</text:p>
          </table:table-cell>
          <table:table-cell office:value-type="string" table:style-name="ce23">
            <text:p>4-0: Lockout DAC input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10" table:style-name="ce4">
            <text:p>0110</text:p>
          </table:table-cell>
          <table:table-cell office:value-type="float" office:value="7" table:style-name="ce22">
            <text:p>7</text:p>
          </table:table-cell>
          <table:table-cell office:value-type="string" table:style-name="ce23">
            <text:p>6: Channel enable</text:p>
          </table:table-cell>
          <table:table-cell office:value-type="string" table:style-name="ce23">
            <text:p>5: Leading edge DAC polarity</text:p>
          </table:table-cell>
          <table:table-cell office:value-type="string" table:style-name="ce23">
            <text:p>4-0: Leading edge DAC input</text:p>
          </table:table-cell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float" office:value="111" table:style-name="ce4">
            <text:p>0111</text:p>
          </table:table-cell>
          <table:table-cell office:value-type="string" table:style-name="ce22">
            <text:p>unused</text:p>
          </table:table-cell>
          <table:table-cell office:value-type="string" table:number-columns-spanned="3" table:number-rows-spanned="1" table:style-name="ce40">
            <text:p>N/A</text:p>
          </table:table-cell>
          <table:covered-table-cell table:number-columns-repeated="2"/>
          <table:table-cell table:style-name="ce20"/>
          <table:table-cell table:style-name="ce21"/>
          <table:table-cell table:number-columns-repeated="16377"/>
        </table:table-row>
        <table:table-row table:style-name="ro2">
          <table:table-cell office:value-type="string" table:style-name="ce25">
            <text:p>1xxx</text:p>
          </table:table-cell>
          <table:table-cell office:value-type="string" table:number-columns-spanned="4" table:number-rows-spanned="1" table:style-name="ce28">
            <text:p>sends data to all registers of mode 'xxx' regardless of address</text:p>
          </table:table-cell>
          <table:covered-table-cell table:number-columns-repeated="3"/>
          <table:table-cell table:style-name="ce20"/>
          <table:table-cell table:style-name="ce21"/>
          <table:table-cell table:number-columns-repeated="16377"/>
        </table:table-row>
        <table:table-row table:number-rows-repeated="1048566" table:style-name="ro3">
          <table:table-cell table:number-columns-repeated="16384"/>
        </table:table-row>
      </table:table>
      <table:table table:name="Sheet3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"/>
        <table:table-column table:style-name="co7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in Number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Functionality</text:p>
          </table:table-cell>
          <table:table-cell table:number-columns-repeated="16381" table:style-name="ce3"/>
        </table:table-row>
        <table:table-row table:style-name="ro2">
          <table:table-cell office:value-type="float" office:value="1" table:style-name="ce22">
            <text:p>1</text:p>
          </table:table-cell>
          <table:table-cell office:value-type="string" table:style-name="ce22">
            <text:p>DOUT0</text:p>
          </table:table-cell>
          <table:table-cell office:value-type="string" table:style-name="ce6">
            <text:p>Channel 0 output</text:p>
          </table:table-cell>
          <table:table-cell table:number-columns-repeated="16381"/>
        </table:table-row>
        <table:table-row table:style-name="ro2">
          <table:table-cell office:value-type="float" office:value="2" table:style-name="ce22">
            <text:p>2</text:p>
          </table:table-cell>
          <table:table-cell office:value-type="string" table:style-name="ce22">
            <text:p>CH_OR</text:p>
          </table:table-cell>
          <table:table-cell office:value-type="string" table:style-name="ce6">
            <text:p>Global Channel O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3-4</text:p>
          </table:table-cell>
          <table:table-cell table:style-name="ce22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5*-12</text:p>
          </table:table-cell>
          <table:table-cell office:value-type="string" table:style-name="ce22">
            <text:p>ADDR_DAT7*-ADDR_DAT0</text:p>
          </table:table-cell>
          <table:table-cell office:value-type="string" table:style-name="ce6">
            <text:p>AD7*-0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13-15</text:p>
          </table:table-cell>
          <table:table-cell table:style-name="ce22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16*-22</text:p>
          </table:table-cell>
          <table:table-cell office:value-type="string" table:style-name="ce22">
            <text:p>AIN0*-AIN6</text:p>
          </table:table-cell>
          <table:table-cell office:value-type="string" table:style-name="ce6">
            <text:p>Channel 0*-6 inputs</text:p>
          </table:table-cell>
          <table:table-cell table:number-columns-repeated="16381"/>
        </table:table-row>
        <table:table-row table:style-name="ro2">
          <table:table-cell office:value-type="float" office:value="23" table:style-name="ce22">
            <text:p>23</text:p>
          </table:table-cell>
          <table:table-cell office:value-type="string" table:style-name="ce22">
            <text:p>AGND</text:p>
          </table:table-cell>
          <table:table-cell office:value-type="string" table:style-name="ce6">
            <text:p>Analog reference voltage</text:p>
          </table:table-cell>
          <table:table-cell table:number-columns-repeated="16381"/>
        </table:table-row>
        <table:table-row table:style-name="ro2">
          <table:table-cell office:value-type="float" office:value="24" table:style-name="ce22">
            <text:p>24</text:p>
          </table:table-cell>
          <table:table-cell office:value-type="string" table:style-name="ce22">
            <text:p>AVSS</text:p>
          </table:table-cell>
          <table:table-cell office:value-type="string" table:style-name="ce6">
            <text:p>Analog circuit ground</text:p>
          </table:table-cell>
          <table:table-cell table:number-columns-repeated="16381"/>
        </table:table-row>
        <table:table-row table:style-name="ro2">
          <table:table-cell office:value-type="float" office:value="25" table:style-name="ce22">
            <text:p>25</text:p>
          </table:table-cell>
          <table:table-cell office:value-type="string" table:style-name="ce22">
            <text:p>AVDD</text:p>
          </table:table-cell>
          <table:table-cell office:value-type="string" table:style-name="ce6">
            <text:p>Analog 3.3V suppl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26*-34</text:p>
          </table:table-cell>
          <table:table-cell office:value-type="string" table:style-name="ce22">
            <text:p>AIN7*-AIN15</text:p>
          </table:table-cell>
          <table:table-cell office:value-type="string" table:style-name="ce6">
            <text:p>Channel 7*-15 inputs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35-37</text:p>
          </table:table-cell>
          <table:table-cell table:style-name="ce22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float" office:value="38" table:style-name="ce22">
            <text:p>38</text:p>
          </table:table-cell>
          <table:table-cell office:value-type="string" table:style-name="ce22">
            <text:p>NEG_POL</text:p>
          </table:table-cell>
          <table:table-cell office:value-type="string" table:style-name="ce6">
            <text:p>Negative Polarity enable</text:p>
          </table:table-cell>
          <table:table-cell table:number-columns-repeated="16381"/>
        </table:table-row>
        <table:table-row table:style-name="ro2">
          <table:table-cell office:value-type="float" office:value="39" table:style-name="ce22">
            <text:p>39</text:p>
          </table:table-cell>
          <table:table-cell office:value-type="string" table:style-name="ce22">
            <text:p>AGND_INT_EN</text:p>
          </table:table-cell>
          <table:table-cell office:value-type="string" table:style-name="ce6">
            <text:p>Internal AGND enable</text:p>
          </table:table-cell>
          <table:table-cell table:number-columns-repeated="16381"/>
        </table:table-row>
        <table:table-row table:style-name="ro2">
          <table:table-cell office:value-type="float" office:value="40" table:style-name="ce22">
            <text:p>40</text:p>
          </table:table-cell>
          <table:table-cell office:value-type="string" table:style-name="ce22">
            <text:p>RST_L</text:p>
          </table:table-cell>
          <table:table-cell office:value-type="string" table:style-name="ce6">
            <text:p>Low active reset</text:p>
          </table:table-cell>
          <table:table-cell table:number-columns-repeated="16381"/>
        </table:table-row>
        <table:table-row table:style-name="ro2">
          <table:table-cell office:value-type="float" office:value="41" table:style-name="ce22">
            <text:p>41</text:p>
          </table:table-cell>
          <table:table-cell office:value-type="string" table:style-name="ce22">
            <text:p>STB</text:p>
          </table:table-cell>
          <table:table-cell office:value-type="string" table:style-name="ce6">
            <text:p>User controlled strobe</text:p>
          </table:table-cell>
          <table:table-cell table:number-columns-repeated="16381"/>
        </table:table-row>
        <table:table-row table:style-name="ro2">
          <table:table-cell office:value-type="float" office:value="42" table:style-name="ce22">
            <text:p>42</text:p>
          </table:table-cell>
          <table:table-cell office:value-type="string" table:style-name="ce22">
            <text:p>GEN</text:p>
          </table:table-cell>
          <table:table-cell office:value-type="string" table:style-name="ce6">
            <text:p>Global enable</text:p>
          </table:table-cell>
          <table:table-cell table:number-columns-repeated="16381"/>
        </table:table-row>
        <table:table-row table:style-name="ro2">
          <table:table-cell office:value-type="float" office:value="43" table:style-name="ce22">
            <text:p>43</text:p>
          </table:table-cell>
          <table:table-cell table:style-name="ce22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float" office:value="44" table:style-name="ce22">
            <text:p>44</text:p>
          </table:table-cell>
          <table:table-cell office:value-type="string" table:style-name="ce22">
            <text:p>MULT</text:p>
          </table:table-cell>
          <table:table-cell office:value-type="string" table:style-name="ce6">
            <text:p>Multiplicity</text:p>
          </table:table-cell>
          <table:table-cell table:number-columns-repeated="16381"/>
        </table:table-row>
        <table:table-row table:style-name="ro2">
          <table:table-cell office:value-type="float" office:value="45" table:style-name="ce22">
            <text:p>45</text:p>
          </table:table-cell>
          <table:table-cell office:value-type="string" table:style-name="ce22">
            <text:p>TP</text:p>
          </table:table-cell>
          <table:table-cell office:value-type="string" table:style-name="ce6">
            <text:p>Test point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46-47</text:p>
          </table:table-cell>
          <table:table-cell table:style-name="ce22"/>
          <table:table-cell office:value-type="string" table:style-name="ce6">
            <text:p>N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48*-55</text:p>
          </table:table-cell>
          <table:table-cell office:value-type="string" table:style-name="ce22">
            <text:p>DOUT15*-DOUT8</text:p>
          </table:table-cell>
          <table:table-cell office:value-type="string" table:style-name="ce6">
            <text:p>Channel 15*-8 output</text:p>
          </table:table-cell>
          <table:table-cell table:number-columns-repeated="16381"/>
        </table:table-row>
        <table:table-row table:style-name="ro2">
          <table:table-cell office:value-type="float" office:value="56" table:style-name="ce22">
            <text:p>56</text:p>
          </table:table-cell>
          <table:table-cell office:value-type="string" table:style-name="ce22">
            <text:p>DVDD</text:p>
          </table:table-cell>
          <table:table-cell office:value-type="string" table:style-name="ce6">
            <text:p>Digital 3.3V supply</text:p>
          </table:table-cell>
          <table:table-cell table:number-columns-repeated="16381"/>
        </table:table-row>
        <table:table-row table:style-name="ro2">
          <table:table-cell office:value-type="float" office:value="57" table:style-name="ce22">
            <text:p>57</text:p>
          </table:table-cell>
          <table:table-cell office:value-type="string" table:style-name="ce22">
            <text:p>DGND</text:p>
          </table:table-cell>
          <table:table-cell office:value-type="string" table:style-name="ce6">
            <text:p>Digital circuit ground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58*-64</text:p>
          </table:table-cell>
          <table:table-cell office:value-type="string" table:style-name="ce22">
            <text:p>DOUT7*-DOUT1</text:p>
          </table:table-cell>
          <table:table-cell office:value-type="string" table:style-name="ce6">
            <text:p>Channel 7*-1 output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2" table:style-name="ce30">
            <text:p>* used to indicate mapping between pin number and bit/channel number</text:p>
          </table:table-cell>
          <table:covered-table-cell table:number-columns-repeated="2"/>
          <table:table-cell table:number-columns-repeated="16381"/>
        </table:table-row>
        <table:table-row table:style-name="ro3">
          <table:covered-table-cell/>
          <table:covered-table-cell table:number-columns-repeated="2"/>
          <table:table-cell table:number-columns-repeated="16381"/>
        </table:table-row>
        <table:table-row table:number-rows-repeated="55" table:style-name="ro2">
          <table:table-cell table:number-columns-repeated="2" table:style-name="ce29"/>
          <table:table-cell table:style-name="ce7"/>
          <table:table-cell table:number-columns-repeated="16381"/>
        </table:table-row>
        <table:table-row table:number-rows-repeated="1048494" table:style-name="ro4">
          <table:table-cell table:number-columns-repeated="16384"/>
        </table:table-row>
      </table:table>
      <table:table table:name="Sheet4" table:style-name="ta1">
        <table:table-column table:style-name="co17" table:default-cell-style-name="ce14"/>
        <table:table-column table:style-name="co18" table:default-cell-style-name="ce14"/>
        <table:table-column table:style-name="co7" table:number-columns-repeated="102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ulse Width</text:p>
          </table:table-cell>
          <table:table-cell office:value-type="string" table:style-name="ce2">
            <text:p>Variation in Trailing edge</text:p>
          </table:table-cell>
          <table:table-cell table:number-columns-repeated="16382" table:style-name="ce31"/>
        </table:table-row>
        <table:table-row table:style-name="ro2">
          <table:table-cell office:value-type="string" table:style-name="ce22">
            <text:p>50 nsec</text:p>
          </table:table-cell>
          <table:table-cell office:value-type="string" table:style-name="ce32">
            <text:p>±3.8 nsec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100 nsec</text:p>
          </table:table-cell>
          <table:table-cell office:value-type="string" table:style-name="ce22">
            <text:p>±9.2 nsec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200 nsec</text:p>
          </table:table-cell>
          <table:table-cell office:value-type="string" table:style-name="ce22">
            <text:p>±18.3 nsec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500 nsec</text:p>
          </table:table-cell>
          <table:table-cell office:value-type="string" table:style-name="ce22">
            <text:p>±45 nsec</text:p>
          </table:table-cell>
          <table:table-cell table:number-columns-repeated="16382"/>
        </table:table-row>
        <table:table-row table:number-rows-repeated="1048571" table:style-name="ro4">
          <table:table-cell table:number-columns-repeated="16384"/>
        </table:table-row>
      </table:table>
      <table:table table:name="Sheet5" table:style-name="ta1">
        <table:table-column table:style-name="co7" table:number-columns-repeated="6" table:default-cell-style-name="ce36"/>
        <table:table-column table:style-name="co19" table:default-cell-style-name="ce36"/>
        <table:table-column table:style-name="co20" table:default-cell-style-name="ce37"/>
        <table:table-column table:style-name="co7" table:number-columns-repeated="1016" table:default-cell-style-name="ce38"/>
        <table:table-column table:style-name="co8" table:number-columns-repeated="15360" table:default-cell-style-name="ce1"/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text:s/></text:span><text:span text:style-name="T1">(mV)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-M15</text:p>
          </table:table-cell>
          <table:table-cell office:value-type="float" office:value="6" table:style-name="ce36">
            <text:p>6.</text:p>
          </table:table-cell>
          <table:table-cell office:value-type="float" office:value="20" table:style-name="ce36">
            <text:p>20.</text:p>
          </table:table-cell>
          <table:table-cell office:value-type="float" office:value="1" table:style-name="ce36">
            <text:p>1.</text:p>
          </table:table-cell>
          <table:table-cell office:value-type="float" office:value="12" table:style-name="ce36">
            <text:p>12.</text:p>
          </table:table-cell>
          <table:table-cell office:value-type="float" office:value="15.94" table:style-name="ce36">
            <text:p>15.94</text:p>
          </table:table-cell>
          <table:table-cell office:value-type="float" office:value="1345" table:style-name="ce36">
            <text:p>1345.</text:p>
          </table:table-cell>
          <table:table-cell office:value-type="string" table:style-name="ce37">
            <text:p>ztc gen</text:p>
          </table:table-cell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6">
          <table:table-cell office:value-type="string" table:style-name="ce36">
            <text:p>M1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/text:p>
          </table:table-cell>
          <table:table-cell office:value-type="float" office:value="100" table:style-name="ce36">
            <text:p>100.</text:p>
          </table:table-cell>
          <table:table-cell office:value-type="float" office:value="500" table:style-name="ce36">
            <text:p>500.</text:p>
          </table:table-cell>
          <table:table-cell office:value-type="string" table:style-name="ce37">
            <text:p>dac bit</text:p>
          </table:table-cell>
          <table:table-cell table:number-columns-repeated="16376"/>
        </table:table-row>
        <table:table-row table:style-name="ro6">
          <table:table-cell office:value-type="string" table:style-name="ce36">
            <text:p>M2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" table:style-name="ce36">
            <text:p>10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3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" table:style-name="ce36">
            <text:p>10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4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0" table:style-name="ce36">
            <text:p>1000.</text:p>
          </table:table-cell>
          <table:table-cell office:value-type="float" office:value="300" table:style-name="ce36">
            <text:p>3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5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0" table:style-name="ce36">
            <text:p>1000.</text:p>
          </table:table-cell>
          <table:table-cell office:value-type="float" office:value="300" table:style-name="ce36">
            <text:p>3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6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0" table:style-name="ce36">
            <text:p>1000.</text:p>
          </table:table-cell>
          <table:table-cell office:value-type="float" office:value="300" table:style-name="ce36">
            <text:p>3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7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1000" table:style-name="ce36">
            <text:p>1000.</text:p>
          </table:table-cell>
          <table:table-cell office:value-type="float" office:value="300" table:style-name="ce36">
            <text:p>3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8</text:p>
          </table:table-cell>
          <table:table-cell office:value-type="float" office:value="7" table:style-name="ce36">
            <text:p>7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in</text:span><text:s/>* 0.5</text:p>
          </table:table-cell>
          <table:table-cell office:value-type="float" office:value="200" table:style-name="ce36">
            <text:p>200.</text:p>
          </table:table-cell>
          <table:table-cell office:value-type="float" office:value="400" table:style-name="ce36">
            <text:p>400.</text:p>
          </table:table-cell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6">
          <table:table-cell office:value-type="string" table:style-name="ce36">
            <text:p>M1</text:p>
          </table:table-cell>
          <table:table-cell office:value-type="float" office:value="11.3" table:style-name="ce36">
            <text:p>11.3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220" table:style-name="ce36">
            <text:p>220.</text:p>
          </table:table-cell>
          <table:table-cell office:value-type="float" office:value="350" table:style-name="ce36">
            <text:p>350.</text:p>
          </table:table-cell>
          <table:table-cell office:value-type="string" table:style-name="ce37">
            <text:p>dac out</text:p>
          </table:table-cell>
          <table:table-cell table:number-columns-repeated="16376"/>
        </table:table-row>
        <table:table-row table:style-name="ro6">
          <table:table-cell office:value-type="string" table:style-name="ce36">
            <text:p>M2</text:p>
          </table:table-cell>
          <table:table-cell office:value-type="float" office:value="5.65" table:style-name="ce36">
            <text:p>5.65</text:p>
          </table:table-cell>
          <table:table-cell office:value-type="float" office:value="4" table:style-name="ce36">
            <text:p>4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160" table:style-name="ce36">
            <text:p>160.</text:p>
          </table:table-cell>
          <table:table-cell office:value-type="float" office:value="350" table:style-name="ce36">
            <text:p>3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3</text:p>
          </table:table-cell>
          <table:table-cell office:value-type="float" office:value="13.6" table:style-name="ce36">
            <text:p>13.6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220" table:style-name="ce36">
            <text:p>220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4</text:p>
          </table:table-cell>
          <table:table-cell office:value-type="float" office:value="5.65" table:style-name="ce36">
            <text:p>5.65</text:p>
          </table:table-cell>
          <table:table-cell office:value-type="float" office:value="4" table:style-name="ce36">
            <text:p>4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160" table:style-name="ce36">
            <text:p>160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5</text:p>
          </table:table-cell>
          <table:table-cell office:value-type="float" office:value="22.6" table:style-name="ce36">
            <text:p>22.6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100" table:style-name="ce36">
            <text:p>10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6</text:p>
          </table:table-cell>
          <table:table-cell office:value-type="float" office:value="11.3" table:style-name="ce36">
            <text:p>11.3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400" table:style-name="ce36">
            <text:p>40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7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75" table:style-name="ce36">
            <text:p>75.</text:p>
          </table:table-cell>
          <table:table-cell office:value-type="float" office:value="350" table:style-name="ce36">
            <text:p>3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8</text:p>
          </table:table-cell>
          <table:table-cell office:value-type="float" office:value="4" table:style-name="ce36">
            <text:p>4.</text:p>
          </table:table-cell>
          <table:table-cell office:value-type="float" office:value="8" table:style-name="ce36">
            <text:p>8.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I<text:span text:style-name="T4">sum</text:span></text:p>
          </table:table-cell>
          <table:table-cell office:value-type="float" office:value="75" table:style-name="ce36">
            <text:p>75.</text:p>
          </table:table-cell>
          <table:table-cell office:value-type="float" office:value="350" table:style-name="ce36">
            <text:p>3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9</text:p>
          </table:table-cell>
          <table:table-cell office:value-type="float" office:value="4" table:style-name="ce36">
            <text:p>4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600" table:style-name="ce36">
            <text:p>600.</text:p>
          </table:table-cell>
          <table:table-cell office:value-type="float" office:value="200" table:style-name="ce36">
            <text:p>2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10</text:p>
          </table:table-cell>
          <table:table-cell office:value-type="float" office:value="2" table:style-name="ce36">
            <text:p>2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1200" table:style-name="ce36">
            <text:p>1200.</text:p>
          </table:table-cell>
          <table:table-cell office:value-type="float" office:value="200" table:style-name="ce36">
            <text:p>20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11</text:p>
          </table:table-cell>
          <table:table-cell office:value-type="float" office:value="8" table:style-name="ce36">
            <text:p>8.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45" table:style-name="ce36">
            <text:p>45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6">
          <table:table-cell office:value-type="string" table:style-name="ce36">
            <text:p>M12</text:p>
          </table:table-cell>
          <table:table-cell office:value-type="float" office:value="8" table:style-name="ce36">
            <text:p>8.</text:p>
          </table:table-cell>
          <table:table-cell office:value-type="float" office:value="8" table:style-name="ce36">
            <text:p>8.</text:p>
          </table:table-cell>
          <table:table-cell office:value-type="float" office:value="2" table:style-name="ce36">
            <text:p>2.</text:p>
          </table:table-cell>
          <table:table-cell office:value-type="string" table:style-name="ce36">
            <text:p>2*I<text:span text:style-name="T4">sum</text:span></text:p>
          </table:table-cell>
          <table:table-cell office:value-type="float" office:value="45" table:style-name="ce36">
            <text:p>45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</text:p>
          </table:table-cell>
          <table:table-cell office:value-type="float" office:value="186.4" table:style-name="ce36">
            <text:p>186.4</text:p>
          </table:table-cell>
          <table:table-cell office:value-type="float" office:value="0.7" table:style-name="ce36">
            <text:p>0.7</text:p>
          </table:table-cell>
          <table:table-cell office:value-type="float" office:value="8" table:style-name="ce36">
            <text:p>8.</text:p>
          </table:table-cell>
          <table:table-cell office:value-type="float" office:value="1000" table:style-name="ce36">
            <text:p>1000.</text:p>
          </table:table-cell>
          <table:table-cell office:value-type="float" office:value="4336" table:style-name="ce36">
            <text:p>4336.</text:p>
          </table:table-cell>
          <table:table-cell office:value-type="float" office:value="440" table:style-name="ce36">
            <text:p>440.</text:p>
          </table:table-cell>
          <table:table-cell office:value-type="string" table:style-name="ce37">
            <text:p>mult buffer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2</text:p>
          </table:table-cell>
          <table:table-cell office:value-type="float" office:value="186.4" table:style-name="ce36">
            <text:p>186.4</text:p>
          </table:table-cell>
          <table:table-cell office:value-type="float" office:value="0.7" table:style-name="ce36">
            <text:p>0.7</text:p>
          </table:table-cell>
          <table:table-cell office:value-type="float" office:value="8" table:style-name="ce36">
            <text:p>8.</text:p>
          </table:table-cell>
          <table:table-cell office:value-type="float" office:value="1000" table:style-name="ce36">
            <text:p>1000.</text:p>
          </table:table-cell>
          <table:table-cell office:value-type="float" office:value="4336" table:style-name="ce36">
            <text:p>4336.</text:p>
          </table:table-cell>
          <table:table-cell office:value-type="float" office:value="440" table:style-name="ce36">
            <text:p>44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3</text:p>
          </table:table-cell>
          <table:table-cell office:value-type="float" office:value="186.4" table:style-name="ce36">
            <text:p>186.4</text:p>
          </table:table-cell>
          <table:table-cell office:value-type="float" office:value="0.7" table:style-name="ce36">
            <text:p>0.7</text:p>
          </table:table-cell>
          <table:table-cell office:value-type="float" office:value="8" table:style-name="ce36">
            <text:p>8.</text:p>
          </table:table-cell>
          <table:table-cell office:value-type="float" office:value="1000" table:style-name="ce36">
            <text:p>1000.</text:p>
          </table:table-cell>
          <table:table-cell office:value-type="float" office:value="4336" table:style-name="ce36">
            <text:p>4336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0</text:p>
          </table:table-cell>
          <table:table-cell office:value-type="float" office:value="1" table:style-name="ce36">
            <text:p>1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table:number-columns-repeated="3" table:style-name="ce36"/>
          <table:table-cell office:value-type="string" table:style-name="ce37">
            <text:p>pseudo nmos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1-M16</text:p>
          </table:table-cell>
          <table:table-cell office:value-type="float" office:value="4" table:style-name="ce36">
            <text:p>4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table:number-columns-repeated="3" table:style-name="ce36"/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</text:p>
          </table:table-cell>
          <table:table-cell office:value-type="float" office:value="16" table:style-name="ce36">
            <text:p>16.</text:p>
          </table:table-cell>
          <table:table-cell office:value-type="float" office:value="0.7" table:style-name="ce36">
            <text:p>0.7</text:p>
          </table:table-cell>
          <table:table-cell office:value-type="float" office:value="2" table:style-name="ce36">
            <text:p>2.</text:p>
          </table:table-cell>
          <table:table-cell office:value-type="float" office:value="23" table:style-name="ce36">
            <text:p>23.</text:p>
          </table:table-cell>
          <table:table-cell office:value-type="float" office:value="312" table:style-name="ce36">
            <text:p>312.</text:p>
          </table:table-cell>
          <table:table-cell office:value-type="float" office:value="147" table:style-name="ce36">
            <text:p>147.</text:p>
          </table:table-cell>
          <table:table-cell office:value-type="string" table:style-name="ce37">
            <text:p>zc diffamp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2</text:p>
          </table:table-cell>
          <table:table-cell office:value-type="float" office:value="16" table:style-name="ce36">
            <text:p>16.</text:p>
          </table:table-cell>
          <table:table-cell office:value-type="float" office:value="0.7" table:style-name="ce36">
            <text:p>0.7</text:p>
          </table:table-cell>
          <table:table-cell office:value-type="float" office:value="2" table:style-name="ce36">
            <text:p>2.</text:p>
          </table:table-cell>
          <table:table-cell office:value-type="float" office:value="23" table:style-name="ce36">
            <text:p>23.</text:p>
          </table:table-cell>
          <table:table-cell office:value-type="float" office:value="312" table:style-name="ce36">
            <text:p>312.</text:p>
          </table:table-cell>
          <table:table-cell office:value-type="float" office:value="147" table:style-name="ce36">
            <text:p>147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3</text:p>
          </table:table-cell>
          <table:table-cell office:value-type="float" office:value="2" table:style-name="ce36">
            <text:p>2.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23" table:style-name="ce36">
            <text:p>23.</text:p>
          </table:table-cell>
          <table:table-cell office:value-type="float" office:value="81.099999999999994" table:style-name="ce36">
            <text:p>81.1</text:p>
          </table:table-cell>
          <table:table-cell office:value-type="float" office:value="568" table:style-name="ce36">
            <text:p>568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4</text:p>
          </table:table-cell>
          <table:table-cell office:value-type="float" office:value="2" table:style-name="ce36">
            <text:p>2.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23" table:style-name="ce36">
            <text:p>23.</text:p>
          </table:table-cell>
          <table:table-cell office:value-type="float" office:value="81.099999999999994" table:style-name="ce36">
            <text:p>81.1</text:p>
          </table:table-cell>
          <table:table-cell office:value-type="float" office:value="568" table:style-name="ce36">
            <text:p>568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5</text:p>
          </table:table-cell>
          <table:table-cell office:value-type="float" office:value="16" table:style-name="ce36">
            <text:p>16.</text:p>
          </table:table-cell>
          <table:table-cell office:value-type="float" office:value="4" table:style-name="ce36">
            <text:p>4.</text:p>
          </table:table-cell>
          <table:table-cell office:value-type="float" office:value="4" table:style-name="ce36">
            <text:p>4.</text:p>
          </table:table-cell>
          <table:table-cell office:value-type="float" office:value="46" table:style-name="ce36">
            <text:p>46.</text:p>
          </table:table-cell>
          <table:table-cell office:value-type="float" office:value="219" table:style-name="ce36">
            <text:p>219.</text:p>
          </table:table-cell>
          <table:table-cell office:value-type="float" office:value="420" table:style-name="ce36">
            <text:p>420.</text:p>
          </table:table-cell>
          <table:table-cell table:style-name="ce37"/>
          <table:table-cell table:number-columns-repeated="16376"/>
        </table:table-row>
        <table:table-row table:style-name="ro5">
          <table:table-cell office:value-type="string" table:style-name="ce33">
            <text:p>C</text:p>
          </table:table-cell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</text:p>
          </table:table-cell>
          <table:table-cell office:value-type="float" office:value="1.4" table:style-name="ce36">
            <text:p>1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53" table:style-name="ce36">
            <text:p>153.</text:p>
          </table:table-cell>
          <table:table-cell office:value-type="float" office:value="312" table:style-name="ce36">
            <text:p>312.</text:p>
          </table:table-cell>
          <table:table-cell office:value-type="float" office:value="147" table:style-name="ce36">
            <text:p>147.</text:p>
          </table:table-cell>
          <table:table-cell office:value-type="string" table:style-name="ce37">
            <text:p>zc comp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2</text:p>
          </table:table-cell>
          <table:table-cell office:value-type="float" office:value="1.4" table:style-name="ce36">
            <text:p>1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62" table:style-name="ce36">
            <text:p>162.</text:p>
          </table:table-cell>
          <table:table-cell office:value-type="float" office:value="312" table:style-name="ce36">
            <text:p>312.</text:p>
          </table:table-cell>
          <table:table-cell office:value-type="float" office:value="147" table:style-name="ce36">
            <text:p>147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3</text:p>
          </table:table-cell>
          <table:table-cell office:value-type="float" office:value="6.8" table:style-name="ce36">
            <text:p>6.8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153" table:style-name="ce36">
            <text:p>153.</text:p>
          </table:table-cell>
          <table:table-cell office:value-type="float" office:value="81.099999999999994" table:style-name="ce36">
            <text:p>81.1</text:p>
          </table:table-cell>
          <table:table-cell office:value-type="float" office:value="568" table:style-name="ce36">
            <text:p>568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4</text:p>
          </table:table-cell>
          <table:table-cell office:value-type="float" office:value="6.8" table:style-name="ce36">
            <text:p>6.8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162" table:style-name="ce36">
            <text:p>162.</text:p>
          </table:table-cell>
          <table:table-cell office:value-type="float" office:value="81.099999999999994" table:style-name="ce36">
            <text:p>81.1</text:p>
          </table:table-cell>
          <table:table-cell office:value-type="float" office:value="568" table:style-name="ce36">
            <text:p>568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5</text:p>
          </table:table-cell>
          <table:table-cell office:value-type="float" office:value="1" table:style-name="ce36">
            <text:p>1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0.186" table:style-name="ce36">
            <text:p>0.19</text:p>
          </table:table-cell>
          <table:table-cell office:value-type="float" office:value="219" table:style-name="ce36">
            <text:p>219.</text:p>
          </table:table-cell>
          <table:table-cell office:value-type="float" office:value="420" table:style-name="ce36">
            <text:p>42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6</text:p>
          </table:table-cell>
          <table:table-cell office:value-type="float" office:value="2.8" table:style-name="ce36">
            <text:p>2.8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0.186" table:style-name="ce36">
            <text:p>0.19</text:p>
          </table:table-cell>
          <table:table-cell office:value-type="float" office:value="280" table:style-name="ce36">
            <text:p>28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7</text:p>
          </table:table-cell>
          <table:table-cell office:value-type="float" office:value="3" table:style-name="ce36">
            <text:p>3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0" table:style-name="ce36">
            <text:p>0.</text:p>
          </table:table-cell>
          <table:table-cell office:value-type="float" office:value="280" table:style-name="ce36">
            <text:p>28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8</text:p>
          </table:table-cell>
          <table:table-cell office:value-type="float" office:value="8.4" table:style-name="ce36">
            <text:p>8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0" table:style-name="ce36">
            <text:p>0.</text:p>
          </table:table-cell>
          <table:table-cell office:value-type="float" office:value="400" table:style-name="ce36">
            <text:p>400.</text:p>
          </table:table-cell>
          <table:table-cell office:value-type="float" office:value="200" table:style-name="ce36">
            <text:p>200.</text:p>
          </table:table-cell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</text:p>
          </table:table-cell>
          <table:table-cell office:value-type="float" office:value="60" table:style-name="ce36">
            <text:p>60.</text:p>
          </table:table-cell>
          <table:table-cell office:value-type="float" office:value="0.7" table:style-name="ce36">
            <text:p>0.7</text:p>
          </table:table-cell>
          <table:table-cell office:value-type="float" office:value="2" table:style-name="ce36">
            <text:p>2.</text:p>
          </table:table-cell>
          <table:table-cell office:value-type="float" office:value="100" table:style-name="ce36">
            <text:p>100.</text:p>
          </table:table-cell>
          <table:table-cell office:value-type="float" office:value="90" table:style-name="ce36">
            <text:p>90.</text:p>
          </table:table-cell>
          <table:table-cell office:value-type="float" office:value="150" table:style-name="ce36">
            <text:p>150.</text:p>
          </table:table-cell>
          <table:table-cell office:value-type="string" table:style-name="ce37">
            <text:p>diff2single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2</text:p>
          </table:table-cell>
          <table:table-cell office:value-type="float" office:value="60" table:style-name="ce36">
            <text:p>60.</text:p>
          </table:table-cell>
          <table:table-cell office:value-type="float" office:value="0.7" table:style-name="ce36">
            <text:p>0.7</text:p>
          </table:table-cell>
          <table:table-cell office:value-type="float" office:value="2" table:style-name="ce36">
            <text:p>2.</text:p>
          </table:table-cell>
          <table:table-cell office:value-type="float" office:value="100" table:style-name="ce36">
            <text:p>100.</text:p>
          </table:table-cell>
          <table:table-cell office:value-type="float" office:value="90" table:style-name="ce36">
            <text:p>90.</text:p>
          </table:table-cell>
          <table:table-cell office:value-type="float" office:value="150" table:style-name="ce36">
            <text:p>15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3</text:p>
          </table:table-cell>
          <table:table-cell office:value-type="float" office:value="23" table:style-name="ce36">
            <text:p>23.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float" office:value="50" table:style-name="ce36">
            <text:p>50.</text:p>
          </table:table-cell>
          <table:table-cell office:value-type="float" office:value="150" table:style-name="ce36">
            <text:p>15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4</text:p>
          </table:table-cell>
          <table:table-cell office:value-type="float" office:value="23" table:style-name="ce36">
            <text:p>23.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float" office:value="50" table:style-name="ce36">
            <text:p>50.</text:p>
          </table:table-cell>
          <table:table-cell office:value-type="float" office:value="150" table:style-name="ce36">
            <text:p>15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5</text:p>
          </table:table-cell>
          <table:table-cell office:value-type="float" office:value="45" table:style-name="ce36">
            <text:p>45.</text:p>
          </table:table-cell>
          <table:table-cell office:value-type="float" office:value="3" table:style-name="ce36">
            <text:p>3.</text:p>
          </table:table-cell>
          <table:table-cell office:value-type="float" office:value="2" table:style-name="ce36">
            <text:p>2.</text:p>
          </table:table-cell>
          <table:table-cell office:value-type="float" office:value="65" table:style-name="ce36">
            <text:p>65.</text:p>
          </table:table-cell>
          <table:table-cell office:value-type="float" office:value="120" table:style-name="ce36">
            <text:p>120.</text:p>
          </table:table-cell>
          <table:table-cell office:value-type="float" office:value="600" table:style-name="ce36">
            <text:p>6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6</text:p>
          </table:table-cell>
          <table:table-cell office:value-type="float" office:value="45" table:style-name="ce36">
            <text:p>45.</text:p>
          </table:table-cell>
          <table:table-cell office:value-type="float" office:value="3" table:style-name="ce36">
            <text:p>3.</text:p>
          </table:table-cell>
          <table:table-cell office:value-type="float" office:value="2" table:style-name="ce36">
            <text:p>2.</text:p>
          </table:table-cell>
          <table:table-cell office:value-type="float" office:value="65" table:style-name="ce36">
            <text:p>65.</text:p>
          </table:table-cell>
          <table:table-cell office:value-type="float" office:value="120" table:style-name="ce36">
            <text:p>120.</text:p>
          </table:table-cell>
          <table:table-cell office:value-type="float" office:value="600" table:style-name="ce36">
            <text:p>6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7</text:p>
          </table:table-cell>
          <table:table-cell office:value-type="float" office:value="45" table:style-name="ce36">
            <text:p>45.</text:p>
          </table:table-cell>
          <table:table-cell office:value-type="float" office:value="3" table:style-name="ce36">
            <text:p>3.</text:p>
          </table:table-cell>
          <table:table-cell office:value-type="float" office:value="2" table:style-name="ce36">
            <text:p>2.</text:p>
          </table:table-cell>
          <table:table-cell office:value-type="float" office:value="65" table:style-name="ce36">
            <text:p>65.</text:p>
          </table:table-cell>
          <table:table-cell office:value-type="float" office:value="120" table:style-name="ce36">
            <text:p>120.</text:p>
          </table:table-cell>
          <table:table-cell office:value-type="float" office:value="600" table:style-name="ce36">
            <text:p>6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8</text:p>
          </table:table-cell>
          <table:table-cell office:value-type="float" office:value="45" table:style-name="ce36">
            <text:p>45.</text:p>
          </table:table-cell>
          <table:table-cell office:value-type="float" office:value="3" table:style-name="ce36">
            <text:p>3.</text:p>
          </table:table-cell>
          <table:table-cell office:value-type="float" office:value="2" table:style-name="ce36">
            <text:p>2.</text:p>
          </table:table-cell>
          <table:table-cell office:value-type="float" office:value="65" table:style-name="ce36">
            <text:p>65.</text:p>
          </table:table-cell>
          <table:table-cell office:value-type="float" office:value="120" table:style-name="ce36">
            <text:p>120.</text:p>
          </table:table-cell>
          <table:table-cell office:value-type="float" office:value="600" table:style-name="ce36">
            <text:p>6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9</text:p>
          </table:table-cell>
          <table:table-cell office:value-type="float" office:value="23" table:style-name="ce36">
            <text:p>23.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float" office:value="50" table:style-name="ce36">
            <text:p>50.</text:p>
          </table:table-cell>
          <table:table-cell office:value-type="float" office:value="150" table:style-name="ce36">
            <text:p>150.</text:p>
          </table:table-cell>
          <table:table-cell office:value-type="float" office:value="420" table:style-name="ce36">
            <text:p>42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10</text:p>
          </table:table-cell>
          <table:table-cell office:value-type="float" office:value="23" table:style-name="ce36">
            <text:p>23.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float" office:value="50" table:style-name="ce36">
            <text:p>50.</text:p>
          </table:table-cell>
          <table:table-cell office:value-type="float" office:value="150" table:style-name="ce36">
            <text:p>150.</text:p>
          </table:table-cell>
          <table:table-cell office:value-type="float" office:value="420" table:style-name="ce36">
            <text:p>42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11</text:p>
          </table:table-cell>
          <table:table-cell office:value-type="float" office:value="23" table:style-name="ce36">
            <text:p>23.</text:p>
          </table:table-cell>
          <table:table-cell office:value-type="float" office:value="4" table:style-name="ce36">
            <text:p>4.</text:p>
          </table:table-cell>
          <table:table-cell office:value-type="float" office:value="2" table:style-name="ce36">
            <text:p>2.</text:p>
          </table:table-cell>
          <table:table-cell office:value-type="float" office:value="50" table:style-name="ce36">
            <text:p>50.</text:p>
          </table:table-cell>
          <table:table-cell office:value-type="float" office:value="150" table:style-name="ce36">
            <text:p>150.</text:p>
          </table:table-cell>
          <table:table-cell office:value-type="float" office:value="420" table:style-name="ce36">
            <text:p>420.</text:p>
          </table:table-cell>
          <table:table-cell table:style-name="ce37"/>
          <table:table-cell table:number-columns-repeated="16376"/>
        </table:table-row>
        <table:table-row table:style-name="ro5">
          <table:table-cell table:style-name="ce33"/>
          <table:table-cell office:value-type="string" table:style-name="ce33">
            <text:p>W (μm)</text:p>
          </table:table-cell>
          <table:table-cell office:value-type="string" table:style-name="ce33">
            <text:p>L (μm)</text:p>
          </table:table-cell>
          <table:table-cell office:value-type="string" table:style-name="ce33">
            <text:p>ng</text:p>
          </table:table-cell>
          <table:table-cell office:value-type="string" table:style-name="ce33">
            <text:p>I<text:span text:style-name="T4">B</text:span><text:s/>(μA)</text:p>
          </table:table-cell>
          <table:table-cell office:value-type="string" table:style-name="ce33">
            <text:p>g<text:span text:style-name="T4">m</text:span><text:s/>(μƱ)</text:p>
          </table:table-cell>
          <table:table-cell office:value-type="string" table:style-name="ce33">
            <text:p>V<text:span text:style-name="T4">eff</text:span></text:p>
          </table:table-cell>
          <table:table-cell table:style-name="ce34"/>
          <table:table-cell table:number-columns-repeated="16376" table:style-name="ce35"/>
        </table:table-row>
        <table:table-row table:style-name="ro2">
          <table:table-cell office:value-type="string" table:style-name="ce36">
            <text:p>M1</text:p>
          </table:table-cell>
          <table:table-cell office:value-type="float" office:value="1.4" table:style-name="ce36">
            <text:p>1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40" table:style-name="ce36">
            <text:p>40.</text:p>
          </table:table-cell>
          <table:table-cell office:value-type="float" office:value="75" table:style-name="ce36">
            <text:p>75.</text:p>
          </table:table-cell>
          <table:table-cell office:value-type="float" office:value="130" table:style-name="ce36">
            <text:p>130.</text:p>
          </table:table-cell>
          <table:table-cell office:value-type="string" table:style-name="ce37">
            <text:p>le comp</text:p>
          </table:table-cell>
          <table:table-cell table:number-columns-repeated="16376"/>
        </table:table-row>
        <table:table-row table:style-name="ro2">
          <table:table-cell office:value-type="string" table:style-name="ce36">
            <text:p>M2</text:p>
          </table:table-cell>
          <table:table-cell office:value-type="float" office:value="1.4" table:style-name="ce36">
            <text:p>1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40" table:style-name="ce36">
            <text:p>40.</text:p>
          </table:table-cell>
          <table:table-cell office:value-type="float" office:value="75" table:style-name="ce36">
            <text:p>75.</text:p>
          </table:table-cell>
          <table:table-cell office:value-type="float" office:value="130" table:style-name="ce36">
            <text:p>13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3</text:p>
          </table:table-cell>
          <table:table-cell office:value-type="float" office:value="6.8" table:style-name="ce36">
            <text:p>6.8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10" table:style-name="ce36">
            <text:p>10.</text:p>
          </table:table-cell>
          <table:table-cell office:value-type="float" office:value="150" table:style-name="ce36">
            <text:p>15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4</text:p>
          </table:table-cell>
          <table:table-cell office:value-type="float" office:value="6.8" table:style-name="ce36">
            <text:p>6.8</text:p>
          </table:table-cell>
          <table:table-cell office:value-type="float" office:value="0.7" table:style-name="ce36">
            <text:p>0.7</text:p>
          </table:table-cell>
          <table:table-cell office:value-type="float" office:value="1" table:style-name="ce36">
            <text:p>1.</text:p>
          </table:table-cell>
          <table:table-cell office:value-type="float" office:value="10" table:style-name="ce36">
            <text:p>10.</text:p>
          </table:table-cell>
          <table:table-cell office:value-type="float" office:value="150" table:style-name="ce36">
            <text:p>150.</text:p>
          </table:table-cell>
          <table:table-cell office:value-type="float" office:value="500" table:style-name="ce36">
            <text:p>50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5</text:p>
          </table:table-cell>
          <table:table-cell office:value-type="float" office:value="1" table:style-name="ce36">
            <text:p>1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" table:style-name="ce36">
            <text:p>1.</text:p>
          </table:table-cell>
          <table:table-cell office:value-type="float" office:value="300" table:style-name="ce36">
            <text:p>300.</text:p>
          </table:table-cell>
          <table:table-cell office:value-type="float" office:value="450" table:style-name="ce36">
            <text:p>450.</text:p>
          </table:table-cell>
          <table:table-cell table:style-name="ce37"/>
          <table:table-cell table:number-columns-repeated="16376"/>
        </table:table-row>
        <table:table-row table:style-name="ro2">
          <table:table-cell office:value-type="string" table:style-name="ce36">
            <text:p>M6</text:p>
          </table:table-cell>
          <table:table-cell office:value-type="float" office:value="2.8" table:style-name="ce36">
            <text:p>2.8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" table:style-name="ce36">
            <text:p>1.</text:p>
          </table:table-cell>
          <table:table-cell office:value-type="float" office:value="300" table:style-name="ce36">
            <text:p>300.</text:p>
          </table:table-cell>
          <table:table-cell office:value-type="float" office:value="450" table:style-name="ce36">
            <text:p>450.</text:p>
          </table:table-cell>
          <table:table-cell table:number-columns-repeated="16377"/>
        </table:table-row>
        <table:table-row table:style-name="ro2">
          <table:table-cell office:value-type="string" table:style-name="ce36">
            <text:p>M7</text:p>
          </table:table-cell>
          <table:table-cell office:value-type="float" office:value="3" table:style-name="ce36">
            <text:p>3.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" table:style-name="ce36">
            <text:p>1.</text:p>
          </table:table-cell>
          <table:table-cell office:value-type="float" office:value="300" table:style-name="ce36">
            <text:p>300.</text:p>
          </table:table-cell>
          <table:table-cell office:value-type="float" office:value="420" table:style-name="ce36">
            <text:p>420.</text:p>
          </table:table-cell>
          <table:table-cell table:number-columns-repeated="16377"/>
        </table:table-row>
        <table:table-row table:style-name="ro2">
          <table:table-cell office:value-type="string" table:style-name="ce36">
            <text:p>M8</text:p>
          </table:table-cell>
          <table:table-cell office:value-type="float" office:value="8.4" table:style-name="ce36">
            <text:p>8.4</text:p>
          </table:table-cell>
          <table:table-cell office:value-type="float" office:value="0.35" table:style-name="ce36">
            <text:p>0.35</text:p>
          </table:table-cell>
          <table:table-cell office:value-type="float" office:value="1" table:style-name="ce36">
            <text:p>1.</text:p>
          </table:table-cell>
          <table:table-cell office:value-type="float" office:value="1" table:style-name="ce36">
            <text:p>1.</text:p>
          </table:table-cell>
          <table:table-cell office:value-type="float" office:value="300" table:style-name="ce36">
            <text:p>300.</text:p>
          </table:table-cell>
          <table:table-cell office:value-type="float" office:value="420" table:style-name="ce36">
            <text:p>420.</text:p>
          </table:table-cell>
          <table:table-cell table:number-columns-repeated="16377"/>
        </table:table-row>
        <table:table-row table:number-rows-repeated="1048509" table:style-name="ro2">
          <table:table-cell table:number-columns-repeated="16384"/>
        </table:table-row>
      </table:table>
      <table:table table:name="Sheet6" table:style-name="ta1"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number-columns-repeated="2" table:default-cell-style-name="ce1"/>
        <table:table-column table:style-name="co8" table:number-columns-repeated="16379" table:default-cell-style-name="ce1"/>
        <table:table-row table:style-name="ro3">
          <table:table-cell office:value-type="string" table:style-name="ce14">
            <text:p>Circuit</text:p>
          </table:table-cell>
          <table:table-cell office:value-type="string" table:style-name="ce14">
            <text:p>Power</text:p>
          </table:table-cell>
          <table:table-cell office:value-type="string" table:style-name="ce14">
            <text:p>Peak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4">
            <text:p>Chip</text:p>
          </table:table-cell>
          <table:table-cell office:value-type="float" office:value="122" table:style-name="ce14">
            <text:p>122</text:p>
          </table:table-cell>
          <table:table-cell office:value-type="float" office:value="360" table:style-name="ce14">
            <text:p>360</text:p>
          </table:table-cell>
          <table:table-cell table:number-columns-repeated="8" table:style-name="ce1"/>
          <table:table-cell table:style-name="ce1">
            <draw:frame draw:z-index="1" draw:id="id0" draw:style-name="a0" draw:name="Chart 3" svg:x="0.10417in" svg:y="0.09896in" svg:width="5.31618in" svg:height="4.606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3">
          <table:table-cell office:value-type="string" table:style-name="ce14">
            <text:p>Channel</text:p>
          </table:table-cell>
          <table:table-cell office:value-type="float" office:value="6.83" table:style-name="ce14">
            <text:p>6.83</text:p>
          </table:table-cell>
          <table:table-cell office:value-type="float" office:value="16.5" table:style-name="ce14">
            <text:p>1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Common</text:p>
          </table:table-cell>
          <table:table-cell office:value-type="float" office:value="9.33" table:style-name="ce14">
            <text:p>9.33</text:p>
          </table:table-cell>
          <table:table-cell office:value-type="float" office:value="13.2" table:style-name="ce14">
            <text:p>13.2</text:p>
          </table:table-cell>
          <table:table-cell office:value-type="float" office:value="7.6475409836065572E-2" table:formula="of:=[.B4]/[.B$2]" table:style-name="ce1">
            <text:p>0.07647541</text:p>
          </table:table-cell>
          <table:table-cell office:value-type="float" office:value="3.6666666666666667E-2" table:formula="of:=[.C4]/[.C$2]" table:style-name="ce1">
            <text:p>0.036666667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Nowlin</text:p>
          </table:table-cell>
          <table:table-cell office:value-type="float" office:value="0" table:style-name="ce14">
            <text:p>0</text:p>
          </table:table-cell>
          <table:table-cell office:value-type="float" office:value="0.191" table:style-name="ce14">
            <text:p>0.191</text:p>
          </table:table-cell>
          <table:table-cell office:value-type="float" office:value="0" table:formula="of:=[.B5]/[.B$2]" table:style-name="ce1">
            <text:p>0</text:p>
          </table:table-cell>
          <table:table-cell office:value-type="float" office:value="8.4888888888888896E-3" table:formula="of:=16*[.C5]/[.C$2]" table:style-name="ce1">
            <text:p>0.008488889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neshot</text:p>
          </table:table-cell>
          <table:table-cell office:value-type="float" office:value="0.30299999999999999" table:style-name="ce14">
            <text:p>0.303</text:p>
          </table:table-cell>
          <table:table-cell office:value-type="float" office:value="5.28" table:style-name="ce14">
            <text:p>5.28</text:p>
          </table:table-cell>
          <table:table-cell office:value-type="float" office:value="3.9737704918032787E-2" table:formula="of:=16*[.B6]/[.B$2]" table:style-name="ce1">
            <text:p>0.039737705</text:p>
          </table:table-cell>
          <table:table-cell office:value-type="float" office:value="0.23466666666666669" table:formula="of:=16*[.C6]/[.C$2]" table:style-name="ce1">
            <text:p>0.234666667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utput Stage</text:p>
          </table:table-cell>
          <table:table-cell office:value-type="float" office:value="3.9E-2" table:style-name="ce14">
            <text:p>0.039</text:p>
          </table:table-cell>
          <table:table-cell office:value-type="float" office:value="5.4" table:style-name="ce14">
            <text:p>5.4</text:p>
          </table:table-cell>
          <table:table-cell office:value-type="float" office:value="5.1147540983606556E-3" table:formula="of:=16*[.B7]/[.B$2]" table:style-name="ce1">
            <text:p>0.005114754</text:p>
          </table:table-cell>
          <table:table-cell office:value-type="float" office:value="0.24000000000000002" table:formula="of:=16*[.C7]/[.C$2]" table:style-name="ce1">
            <text:p>0.24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DAC</text:p>
          </table:table-cell>
          <table:table-cell office:value-type="float" office:value="0.27400000000000002" table:style-name="ce14">
            <text:p>0.274</text:p>
          </table:table-cell>
          <table:table-cell office:value-type="float" office:value="0.27400000000000002" table:style-name="ce14">
            <text:p>0.274</text:p>
          </table:table-cell>
          <table:table-cell office:value-type="float" office:value="3.5934426229508203E-2" table:formula="of:=16*[.B8]/[.B$2]" table:style-name="ce1">
            <text:p>0.035934426</text:p>
          </table:table-cell>
          <table:table-cell office:value-type="float" office:value="1.2177777777777779E-2" table:formula="of:=16*[.C8]/[.C$2]" table:style-name="ce1">
            <text:p>0.012177778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LE</text:p>
          </table:table-cell>
          <table:table-cell office:value-type="float" office:value="3.43" table:style-name="ce14">
            <text:p>3.43</text:p>
          </table:table-cell>
          <table:table-cell office:value-type="float" office:value="5.17" table:style-name="ce14">
            <text:p>5.17</text:p>
          </table:table-cell>
          <table:table-cell office:value-type="float" office:value="0.44983606557377054" table:formula="of:=16*[.B9]/[.B$2]" table:style-name="ce1">
            <text:p>0.449836066</text:p>
          </table:table-cell>
          <table:table-cell office:value-type="float" office:value="0.22977777777777778" table:formula="of:=16*[.C9]/[.C$2]" table:style-name="ce1">
            <text:p>0.229777778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ZC</text:p>
          </table:table-cell>
          <table:table-cell office:value-type="float" office:value="2.91" table:style-name="ce14">
            <text:p>2.91</text:p>
          </table:table-cell>
          <table:table-cell office:value-type="float" office:value="5" table:style-name="ce14">
            <text:p>5</text:p>
          </table:table-cell>
          <table:table-cell office:value-type="float" office:value="0.38163934426229512" table:formula="of:=16*[.B10]/[.B$2]" table:style-name="ce1">
            <text:p>0.381639344</text:p>
          </table:table-cell>
          <table:table-cell office:value-type="float" office:value="0.22222222222222221" table:formula="of:=16*[.C10]/[.C$2]" table:style-name="ce1">
            <text:p>0.222222222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Other</text:p>
          </table:table-cell>
          <table:table-cell table:number-columns-repeated="2" table:style-name="ce14"/>
          <table:table-cell office:value-type="float" office:value="1.1262295081967189E-2" table:formula="of:=1 - SUM([.D4:.D10])" table:style-name="ce1">
            <text:p>0.011262295</text:p>
          </table:table-cell>
          <table:table-cell office:value-type="float" office:value="1.6000000000000014E-2" table:formula="of:=1-SUM([.E4:.E10])" table:style-name="ce1">
            <text:p>0.016</text:p>
          </table:table-cell>
          <table:table-cell table:number-columns-repeated="16379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4">
            <text:p>Average Power Dissipation</text:p>
          </table:table-cell>
          <table:table-cell table:number-columns-repeated="2" table:style-name="ce14"/>
          <table:table-cell table:number-columns-repeated="16381" table:style-name="ce1"/>
        </table:table-row>
        <table:table-row table:style-name="ro3">
          <table:table-cell office:value-type="string" table:style-name="ce14">
            <text:p>Peak Power Dissipation</text:p>
          </table:table-cell>
          <table:table-cell table:number-columns-repeated="2" table:style-name="ce14"/>
          <table:table-cell table:number-columns-repeated="16381" table:style-name="ce1"/>
        </table:table-row>
        <table:table-row table:number-rows-repeated="10" table:style-name="ro3">
          <table:table-cell table:number-columns-repeated="16384"/>
        </table:table-row>
        <table:table-row table:style-name="ro3">
          <table:table-cell table:number-columns-repeated="11"/>
          <table:table-cell table:style-name="ce1">
            <draw:frame draw:z-index="2" draw:id="id1" draw:style-name="a1" draw:name="Chart 8" svg:x="0.05952in" svg:y="0.13393in" svg:width="5.31618in" svg:height="4.6069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549" table:style-name="ro3">
          <table:table-cell table:number-columns-repeated="16384"/>
        </table:table-row>
      </table:table>
      <table:table table:name="Sheet7" table:style-name="ta1">
        <table:table-column table:style-name="co25" table:default-cell-style-name="ce1"/>
        <table:table-column table:style-name="co7" table:number-columns-repeated="3" table:default-cell-style-name="ce1"/>
        <table:table-column table:style-name="co8" table:number-columns-repeated="16380" table:default-cell-style-name="ce1"/>
        <table:table-row table:style-name="ro3">
          <table:table-cell table:style-name="ce1"/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rea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hip</text:p>
          </table:table-cell>
          <table:table-cell office:value-type="float" office:value="1.88" table:style-name="ce1">
            <text:p>1.88</text:p>
          </table:table-cell>
          <table:table-cell office:value-type="float" office:value="3.53" table:style-name="ce1">
            <text:p>3.53</text:p>
          </table:table-cell>
          <table:table-cell office:value-type="float" office:value="6.6363999999999992" table:formula="of:=[.B2]*[.C2]" table:style-name="ce1">
            <text:p>6.6364</text:p>
          </table:table-cell>
          <table:table-cell table:number-columns-repeated="5" table:style-name="ce1"/>
          <table:table-cell table:style-name="ce1">
            <draw:frame draw:z-index="1" draw:id="id2" draw:style-name="a2" draw:name="Chart 1" svg:x="0.06771in" svg:y="0.07292in" svg:width="5.44271in" svg:height="4.770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3">
          <table:table-cell office:value-type="string" table:style-name="ce1">
            <text:p>Channel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5" table:style-name="ce1">
            <text:p>0.15</text:p>
          </table:table-cell>
          <table:table-cell office:value-type="float" office:value="0.16500000000000001" table:formula="of:=[.B3]*[.C3]" table:style-name="ce1">
            <text:p>0.16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mmo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0.33" table:formula="of:=[.B4]*[.C4]" table:style-name="ce1">
            <text:p>0.33</text:p>
          </table:table-cell>
          <table:table-cell office:value-type="float" office:value="4.9725754927370268E-2" table:formula="of:=[.D4]/[.D$2]" table:style-name="ce1">
            <text:p>0.04972575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Nowlin</text:p>
          </table:table-cell>
          <table:table-cell office:value-type="float" office:value="0.318" table:style-name="ce1">
            <text:p>0.318</text:p>
          </table:table-cell>
          <table:table-cell office:value-type="float" office:value="0.15" table:style-name="ce1">
            <text:p>0.15</text:p>
          </table:table-cell>
          <table:table-cell office:value-type="float" office:value="4.7699999999999999E-2" table:formula="of:=[.B5]*[.C5]" table:style-name="ce1">
            <text:p>0.0477</text:p>
          </table:table-cell>
          <table:table-cell office:value-type="float" office:value="0.11500210957748178" table:formula="of:=16*[.D5]/[.D$2]" table:style-name="ce1">
            <text:p>0.11500211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DAC</text:p>
          </table:table-cell>
          <table:table-cell office:value-type="float" office:value="0.188" table:style-name="ce1">
            <text:p>0.188</text:p>
          </table:table-cell>
          <table:table-cell office:value-type="float" office:value="0.15" table:style-name="ce1">
            <text:p>0.15</text:p>
          </table:table-cell>
          <table:table-cell office:value-type="float" office:value="2.8199999999999999E-2" table:formula="of:=[.B6]*[.C6]" table:style-name="ce1">
            <text:p>0.0282</text:p>
          </table:table-cell>
          <table:table-cell office:value-type="float" office:value="6.79886685552408E-2" table:formula="of:=16*[.D6]/[.D$2]" table:style-name="ce1">
            <text:p>0.067988669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ZC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" table:style-name="ce1">
            <text:p>0.15</text:p>
          </table:table-cell>
          <table:table-cell office:value-type="float" office:value="2.4299999999999999E-2" table:formula="of:=[.B7]*[.C7]" table:style-name="ce1">
            <text:p>0.0243</text:p>
          </table:table-cell>
          <table:table-cell office:value-type="float" office:value="5.8585980350792599E-2" table:formula="of:=16*[.D7]/[.D$2]" table:style-name="ce1">
            <text:p>0.0585859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LE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" table:style-name="ce1">
            <text:p>0.15</text:p>
          </table:table-cell>
          <table:table-cell office:value-type="float" office:value="2.4299999999999999E-2" table:formula="of:=[.B8]*[.C8]" table:style-name="ce1">
            <text:p>0.0243</text:p>
          </table:table-cell>
          <table:table-cell office:value-type="float" office:value="5.8585980350792599E-2" table:formula="of:=16*[.D8]/[.D$2]" table:style-name="ce1">
            <text:p>0.05858598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Oneshot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15" table:style-name="ce1">
            <text:p>0.15</text:p>
          </table:table-cell>
          <table:table-cell office:value-type="float" office:value="3.015E-2" table:formula="of:=[.B9]*[.C9]" table:style-name="ce1">
            <text:p>0.03015</text:p>
          </table:table-cell>
          <table:table-cell office:value-type="float" office:value="7.26900126574649E-2" table:formula="of:=16*[.D9]/[.D$2]" table:style-name="ce1">
            <text:p>0.07269001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Output stage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5" table:style-name="ce1">
            <text:p>0.15</text:p>
          </table:table-cell>
          <table:table-cell office:value-type="float" office:value="1.0500000000000001E-2" table:formula="of:=[.B10]*[.C10]" table:style-name="ce1">
            <text:p>0.0105</text:p>
          </table:table-cell>
          <table:table-cell office:value-type="float" office:value="2.5314929781206683E-2" table:formula="of:=16*[.D10]/[.D$2]" table:style-name="ce1">
            <text:p>0.02531493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ad frame</text:p>
          </table:table-cell>
          <table:table-cell table:number-columns-repeated="2" table:style-name="ce1"/>
          <table:table-cell office:value-type="float" office:value="3.666399999999999" table:formula="of:=[.D2]-16*[.D3]-[.D4]" table:style-name="ce1">
            <text:p>3.6664</text:p>
          </table:table-cell>
          <table:table-cell office:value-type="float" office:value="0.55246820565366761" table:formula="of:=[.D11]/[.D$2]" table:style-name="ce1">
            <text:p>0.552468206</text:p>
          </table:table-cell>
          <table:table-cell table:number-columns-repeated="16379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1">
            <text:p>Area Usage</text:p>
          </table:table-cell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7">
      <number:number number:decimal-places="1" number:min-integer-digits="1"/>
      <number:text> pF</number:text>
    </number:number-style>
    <number:number-style style:name="N38">
      <number:number number:decimal-places="1" number:min-integer-digits="1"/>
      <number:text> nsec</number:text>
    </number:number-style>
    <number:number-style style:name="N39">
      <number:number number:decimal-places="0" number:min-integer-digits="4"/>
    </number:number-style>
    <number:number-style style:name="N40">
      <number:number number:decimal-places="2" number:min-integer-digits="1" number:decimal-replacement=""/>
    </number:number-style>
    <number:number-style style:name="N41">
      <number:number number:decimal-places="0" number:min-integer-digits="3"/>
    </number:number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Bryan Orabutt</dc:creator>
    <meta:creation-date>2018-04-18T12:13:41Z</meta:creation-date>
    <dc:date>2018-07-13T00:05:26Z</dc:date>
    <meta:editing-cycles>33</meta:editing-cycles>
    <meta:editing-duration>PT204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1.6985826771653pt" svg:width="382.7647244094488pt" chart:style-name="Crt0">
        <chart:title chart:style-name="CT00">
          <text:p text:style-name="a0" text:class-names="" text:cond-style-name="">Average Power Dissipation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6.$A$4:.$A$11"/>
          </chart:axis>
          <chart:axis chart:dimension="y"/>
          <chart:series chart:label-cell-address="Sheet6.$A$15" chart:values-cell-range-address="Sheet6.$D$4:.$D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31.6985039370079pt" svg:width="382.7647244094488pt" chart:style-name="Crt0">
        <chart:title chart:style-name="CT00">
          <text:p text:style-name="a0" text:class-names="" text:cond-style-name="">Peak Power Dissipation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6.$A$4:.$A$11"/>
          </chart:axis>
          <chart:axis chart:dimension="y"/>
          <chart:series chart:label-cell-address="Sheet6.$A$16" chart:values-cell-range-address="Sheet6.$E$4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43.5pt" svg:width="391.8750393700788pt" chart:style-name="Crt0">
        <chart:title chart:style-name="CT00">
          <text:p text:style-name="a0" text:class-names="" text:cond-style-name="">Area Usage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7.$A$4:.$A$11"/>
          </chart:axis>
          <chart:axis chart:dimension="y"/>
          <chart:series chart:label-cell-address="Sheet7.$A$14" chart:values-cell-range-address="Sheet7.$E$4:.$E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